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eXGyreHeros" fo:font-size="11pt" style:font-size-asian="11pt" style:font-size-complex="11pt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42f73" officeooo:paragraph-rsid="00142f73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TeXGyreHeros" fo:font-size="11pt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.1in" fo:margin-bottom="0.1in" style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.1in" fo:margin-bottom="0.1in" style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TeXGyreHeros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TeXGyreHeros" fo:font-size="11pt" officeooo:paragraph-rsid="001175a5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271dc" officeooo:paragraph-rsid="001af310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2f7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f31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af31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9" style:family="text">
      <style:text-properties style:font-name="TeXGyreHeros" fo:font-size="11pt" officeooo:rsid="001175a5" style:font-size-asian="11pt" style:font-size-complex="11pt"/>
    </style:style>
    <style:style style:name="T10" style:family="text">
      <style:text-properties style:font-name="TeXGyreHeros" fo:font-size="11pt" style:font-size-asian="11pt" style:font-size-complex="11pt"/>
    </style:style>
    <style:style style:name="T11" style:family="text">
      <style:text-properties style:font-name="TeXGyreHeros" fo:font-size="11pt" officeooo:rsid="001af310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12e88c5-9367-ab2c-c580-c595f92e9553"/>Universidade do Estado do Rio de Janeiro - Faculdade de Geologia</text:p>
      <text:p text:style-name="P5"><text:span text:style-name="T4">Geofísica </text:span><text:span text:style-name="T5">1</text:span><text:span text:style-name="T4"> </text:span><text:span text:style-name="T5">|</text:span><text:span text:style-name="T4"> Prática </text:span><text:span text:style-name="T6">3</text:span><text:span text:style-name="T4"> - </text:span><text:span text:style-name="T5">Gravimetria – </text:span><text:span text:style-name="T6">Isostasia e anomalia Bouguer</text:span></text:p>
      <text:p text:style-name="P7">Nome:______________________________________________________ <text:s/>Data:______________________</text:p>
      <text:p text:style-name="P4"><text:span text:style-name="T1">1) </text:span><text:span text:style-name="T3">Qual é o objetivo de remover o efeito da massa topográfica do distúrbio da gravidade (ou seja, calcular a anomalia Bouguer)? Como é feita essa correção e quais aproximações são feitas? Explique como é feita a correção nos oceano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pan text:style-name="T9">2) </text:span><text:span text:style-name="T7">Calc</text:span><text:span text:style-name="T7">ule a anomalia Bouguer para o mundo. </text:span><text:span text:style-name="T10">Por que é, de maneira geral, negativa nos continentes e positiva nos oceanos? Por que é </text:span><text:span text:style-name="T11">tão </text:span><text:span text:style-name="T10">fortemente negativa nos regiões de grandes montanhas? Por que apresenta um baixo nas dorsais meso-oceânicas?</text:span></text:p>
      <text:p text:style-name="P10"/>
      <text:p text:style-name="P8">Nome:______________________________________________________ <text:s/>Data:______________________</text:p>
      <text:p text:style-name="P11"><text:span text:style-name="T1">3) </text:span><text:span text:style-name="T3">Explique os modelos de compensação isostática de Airy e Pratt. Deduza as fórmulas para o tamanho da raiz (Airy) nos casos: (1) uma massa topográfica com altura h (2) uma depressão oceânica com espessura d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4</text:span><text:span text:style-name="T1">) </text:span><text:span text:style-name="T3">Deduza a relação entre a anomalia Bouguer e a altitude topográfica assumindo que a região está em equilíbrio isostático (modelo de Airy). Considere continentes e oceanos. Faça um gráfico no Calc da anomalia Bouguer (eixo y) pela topografia equivalente (eixo x). O que esse gráfico nos mostra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09-17T11:58:12.015123182</dc:date>
    <dc:creator>Leonardo Uieda</dc:creator>
    <meta:editing-duration>PT1H3M3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190" meta:character-count="1288" meta:non-whitespace-character-count="1103"/>
  </office:meta>
</office:document-meta>
</file>